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msgDeployFailDuplicatePID( QName process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Failed( QName name , File deploymentUni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UndeployFailed( QName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Starting( File deploymentUni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b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NotActive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HibernateDialectDetectFa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BarProcessLoadE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MyRoleRoutingFailure( String messageExch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DeployFailDuplicateDU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Rollback( File deploymentUni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Activated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DMyRoleNotFound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ProcessNotFound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DPartnerLinkNotFound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PropertyAliasDerefFailedOnMessage( String aliasDescription ,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s.msgProcessActivationError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LoadError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erver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Deployed( Object dir ,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perationInterru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DNoInitiliazePartnerRole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InstanceNotFound( Long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HibernatePropertiesNotFound( File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FailedProcessNotFound( QName pid , String d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HibernateErrorReadingHibernateProperties( File hibernatePro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DPartnerRoleNotFound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ProcessUndeployed( QName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pertyAliasReturnedNullSet( String alias ,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knownEPR( String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InterceptorAborted( String mexId , String interceptor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ReschedulingJobForInactiveProcess( QName processId , String jobId , Date reschedu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ServerSto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cheduledJobReferencesUnknownInstance(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FailDescriptorIOError( URI dd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knownOperation( String operationName , QName 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FailDescriptorInvalid( URI dd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FailCompileErrors( CompilationException 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s.msgDeployFailDescriptorURIInvalid( URI dd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definedServicePort( QName service , String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ProcessDeployErrAlreadyDeployed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